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9-01-0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8-10-3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8-03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7-10-1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7-06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7-03-3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6-10-1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6-06-1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6-03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5-12-1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5-09-2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5-03-1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5-01-0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4-09-1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4-06-30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4-03-1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4-01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3-10-09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3-03-2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2-12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2-09-25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2-06-1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2-03-22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2-01-0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1-09-2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1-06-2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0-12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0-09-30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0-07-20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1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9-09-2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9-03-27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8-09-1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8-06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8-03-1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12-1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10-26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09-1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08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06-2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04-1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7-02-1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12-2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10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08-14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06-1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04-18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6-02-0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12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10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09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08-1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06-30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06-1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5-03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4-12-1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4-09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4-06-1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4-03-1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3-12-03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3-09-2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3-09-1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3-06-25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3-03-10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2-1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2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2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2-03-21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2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1-12-17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1-09-1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1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1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0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0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2000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9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9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9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8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8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8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7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7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7-06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7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6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6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6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6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4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4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4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3-06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3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2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2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1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1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1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1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90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86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86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064</text:p>
          </table:table-cell>
          <table:table-cell office:value-type="string" calcext:value-type="string">
            <text:p>1985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